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Utils.copyFastHashMap( FastHashMap 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alidatorUtils.replace( String value , String key , String replace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ValidatorUtils.getValueAsString( Object bean , String propert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alidatorUtils.copyMap( Map 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